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4" style:family="table">
      <style:table-properties style:width="8.989cm" fo:margin-top="0.101cm" fo:margin-bottom="0cm" table:align="left" fo:background-color="transparent">
        <style:background-image/>
      </style:table-properties>
    </style:style>
    <style:style style:name="Table4.A" style:family="table-column">
      <style:table-column-properties style:column-width="1.284cm"/>
    </style:style>
    <style:style style:name="Table4.1" style:family="table-row">
      <style:table-row-properties style:min-row-height="1cm" fo:background-color="transparent">
        <style:background-image/>
      </style:table-row-properties>
    </style:style>
    <style:style style:name="Table4.A1" style:family="table-cell">
      <style:table-cell-properties style:vertical-align="bottom" fo:padding="0cm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4.G1" style:family="table-cell">
      <style:table-cell-properties style:vertical-align="bottom" fo:padding="0cm" fo:border="0.5pt solid #000000"/>
    </style:style>
    <style:style style:name="P1" style:family="paragraph" style:parent-style-name="_5f_Header_20_page_20_paire_20__28_G_29_">
      <style:paragraph-properties fo:text-align="start" style:justify-single-word="false"/>
    </style:style>
    <style:style style:name="P2" style:family="paragraph" style:parent-style-name="_5f_Header_20_page_20_paire_20__28_G_29_">
      <style:paragraph-properties fo:text-align="start" style:justify-single-word="false"/>
      <style:text-properties officeooo:paragraph-rsid="01772827"/>
    </style:style>
    <style:style style:name="P3" style:family="paragraph" style:parent-style-name="_5f_Paragraphe_20_livret_20_">
      <style:paragraph-properties fo:text-align="start" style:justify-single-word="false"/>
    </style:style>
    <style:style style:name="P4" style:family="paragraph" style:parent-style-name="_5f_Paragraphe_20_livret_20_">
      <style:paragraph-properties fo:text-align="start" style:justify-single-word="false"/>
      <style:text-properties officeooo:paragraph-rsid="016c971a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Bitstream Vera Sans" fo:font-size="9pt" officeooo:paragraph-rsid="0174359c" style:font-size-asian="9pt" style:font-size-complex="9pt"/>
    </style:style>
    <style:style style:name="P7" style:family="paragraph" style:parent-style-name="FILET_5f_POINTILLES">
      <style:paragraph-properties fo:text-align="justify" style:justify-single-word="false"/>
      <style:text-properties fo:color="#000000" loext:opacity="100%" style:font-name="Bitstream Vera Sans" fo:font-size="9pt" officeooo:rsid="0168e515" officeooo:paragraph-rsid="0174359c" style:font-size-asian="9pt" style:font-size-complex="9pt"/>
    </style:style>
    <style:style style:name="P8" style:family="paragraph" style:parent-style-name="FILET_5f_POINTILLES">
      <style:text-properties officeooo:rsid="0168e515" officeooo:paragraph-rsid="0174359c"/>
    </style:style>
    <style:style style:name="P9" style:family="paragraph" style:parent-style-name="FILET_5f_POINTILLES">
      <style:paragraph-properties fo:text-align="center" style:justify-single-word="false"/>
      <style:text-properties fo:font-size="9pt" officeooo:paragraph-rsid="016c971a" style:font-size-asian="9pt" style:font-size-complex="9pt"/>
    </style:style>
    <style:style style:name="P10" style:family="paragraph" style:parent-style-name="FILET_5f_POINTILLES">
      <style:paragraph-properties fo:text-align="center" style:justify-single-word="false"/>
      <style:text-properties style:use-window-font-color="true" loext:opacity="0%" style:font-name="Bitstream Vera Sans4" fo:font-size="9pt" officeooo:rsid="016c971a" officeooo:paragraph-rsid="016c971a" style:font-size-asian="9pt" style:font-size-complex="9pt"/>
    </style:style>
    <style:style style:name="P11" style:family="paragraph" style:parent-style-name="FILET_5f_POINTILLES">
      <style:text-properties officeooo:paragraph-rsid="0168e515"/>
    </style:style>
    <style:style style:name="P12" style:family="paragraph" style:parent-style-name="_5f_Paragraphe_20_livret_20_">
      <style:text-properties officeooo:paragraph-rsid="016c971a"/>
    </style:style>
    <style:style style:name="P13" style:family="paragraph" style:parent-style-name="_5f_Footer_20_page_20_paire_20__28_G_29_">
      <style:text-properties officeooo:paragraph-rsid="02cdb06c"/>
    </style:style>
    <style:style style:name="P14" style:family="paragraph" style:parent-style-name="_5f_Footer_20_page_20_paire_20__28_G_29_"/>
    <style:style style:name="P15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6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177282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7" style:family="paragraph" style:parent-style-name="_5f_Paragraphe_20_livret_20_réponse_20_élève" style:list-style-name="_5f_Numérotation_20_des_20_exercices_20_livrets">
      <style:text-properties officeooo:rsid="016c971a" officeooo:paragraph-rsid="016c971a"/>
    </style:style>
    <style:style style:name="P18" style:family="paragraph" style:parent-style-name="_5f_Paragraphe_20_énoncé_20_après_20_numéro_20_question">
      <style:text-properties officeooo:rsid="016c971a" officeooo:paragraph-rsid="016c971a"/>
    </style:style>
    <style:style style:name="P19" style:family="paragraph" style:parent-style-name="_5f_Titre_20_d_27_exercices_20_livret_20_sans_20_titre_20_avec_20_num_20_exo" style:master-page-name="_5f_Fiche_20_éditeur_20_page_20_paire_20__28_G_29_">
      <style:paragraph-properties style:page-number="auto"/>
      <style:text-properties officeooo:rsid="016c971a" officeooo:paragraph-rsid="016c971a"/>
    </style:style>
    <style:style style:name="P20" style:family="paragraph" style:parent-style-name="_5f_Titre_20_d_27_exercices_20_livret_20_sans_20_titre_20_avec_20_num_20_exo" style:list-style-name="_5f_Numérotation_20_des_20_exercices_20_livrets">
      <style:text-properties officeooo:rsid="016c971a" officeooo:paragraph-rsid="016c971a"/>
    </style:style>
    <style:style style:name="P21" style:family="paragraph" style:parent-style-name="_5f_Titre_20_d_27_exercices_20_livret_20_sans_20_titre_20_avec_20_num_20_exo" style:list-style-name="_5f_Numérotation_20_des_20_exercices_20_livrets">
      <style:text-properties officeooo:paragraph-rsid="016c971a"/>
    </style:style>
    <style:style style:name="P22" style:family="paragraph" style:parent-style-name="_5f_Titre_20_d_27_exercices_20_livret_20_sans_20_titre_20_avec_20_num_20_exo">
      <style:text-properties officeooo:paragraph-rsid="016c971a"/>
    </style:style>
    <style:style style:name="P23" style:family="paragraph" style:parent-style-name="_5f_Titre_20_d_27_exercices_20_livret_20_sans_20_titre_20_avec_20_num_20_exo">
      <style:paragraph-properties fo:text-align="start" style:justify-single-word="false"/>
      <style:text-properties officeooo:paragraph-rsid="016c971a"/>
    </style:style>
    <style:style style:name="P24" style:family="paragraph" style:parent-style-name="_5f_Titre_20_d_27_exercices_20_livret_20_sans_20_titre_20_avec_20_num_20_exo" style:list-style-name="_5f_Numérotation_20_des_20_exercices_20_livrets">
      <style:text-properties fo:color="#000000" loext:opacity="100%" style:font-name="Bitstream Vera Sans" fo:font-size="9pt" style:font-size-asian="9pt" style:font-size-complex="9pt"/>
    </style:style>
    <style:style style:name="P25" style:family="paragraph">
      <loext:graphic-properties draw:fill-color="#2a6099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"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="solid" draw:fill-color="#7fb241"/>
    </style:style>
    <style:style style:name="T1" style:family="text">
      <style:text-properties officeooo:rsid="01772827"/>
    </style:style>
    <style:style style:name="T2" style:family="text">
      <style:text-properties officeooo:rsid="0120c91e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officeooo:rsid="01135194"/>
    </style:style>
    <style:style style:name="T5" style:family="text">
      <style:text-properties style:use-window-font-color="true" loext:opacity="0%" officeooo:rsid="01152e06"/>
    </style:style>
    <style:style style:name="T6" style:family="text">
      <style:text-properties style:use-window-font-color="true" loext:opacity="0%" officeooo:rsid="01166fdc"/>
    </style:style>
    <style:style style:name="T7" style:family="text">
      <style:text-properties style:use-window-font-color="true" loext:opacity="0%" officeooo:rsid="0116a723"/>
    </style:style>
    <style:style style:name="T8" style:family="text">
      <style:text-properties officeooo:rsid="01135194"/>
    </style:style>
    <style:style style:name="T9" style:family="text">
      <style:text-properties fo:color="#b2b2b2" loext:opacity="100%"/>
    </style:style>
    <style:style style:name="T10" style:family="text">
      <style:text-properties fo:color="#b2b2b2" loext:opacity="100%" officeooo:rsid="01135194"/>
    </style:style>
    <style:style style:name="T11" style:family="text">
      <style:text-properties fo:color="#cccccc" loext:opacity="100%"/>
    </style:style>
    <style:style style:name="T12" style:family="text">
      <style:text-properties fo:color="#cccccc" loext:opacity="100%" officeooo:rsid="01135194"/>
    </style:style>
    <style:style style:name="T13" style:family="text">
      <style:text-properties fo:color="#cccccc" loext:opacity="100%" officeooo:rsid="01166fdc"/>
    </style:style>
    <style:style style:name="T14" style:family="text">
      <style:text-properties officeooo:rsid="016c971a"/>
    </style:style>
    <style:style style:name="T15" style:family="text">
      <style:text-properties fo:color="#000000" loext:opacity="100%" fo:font-style="normal" style:font-style-asian="normal" style:font-style-complex="normal"/>
    </style:style>
    <style:style style:name="T16" style:family="text">
      <style:text-properties fo:color="#000000" loext:opacity="100%" fo:font-style="normal" officeooo:rsid="0174359c" style:font-style-asian="normal" style:font-style-complex="normal"/>
    </style:style>
    <style:style style:name="T17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35cm" style:color="#7fb241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9" draw:name="Shape3_1" draw:style-name="gr1" draw:text-style-name="P25" svg:x1="14.236cm" svg:y1="1.18cm" svg:x2="21.994cm" svg:y2="1.145cm">
        <text:p/>
      </draw:line>
      <draw:line text:anchor-type="page" text:anchor-page-number="2" draw:z-index="8" draw:name="Shape3_0" draw:style-name="gr1" draw:text-style-name="P25" svg:x1="18.071cm" svg:y1="1.161cm" svg:x2="21.994cm" svg:y2="1.145cm">
        <text:p/>
      </draw:line>
      <draw:line text:anchor-type="page" text:anchor-page-number="2" draw:z-index="7" draw:name="Shape3_4" draw:style-name="gr2" draw:text-style-name="P25" svg:x1="18.073cm" svg:y1="1.161cm" svg:x2="21.996cm" svg:y2="1.145cm">
        <text:p/>
      </draw:line>
      <draw:frame text:anchor-type="page" text:anchor-page-number="2" draw:z-index="0" draw:name="Shape2_4" draw:style-name="gr7" draw:text-style-name="P27" svg:width="3.857cm" svg:height="0.757cm" draw:transform="rotate (0.0872664625997165) translate (0.770819444444445cm 1.38818055555556cm)">
        <draw:text-box>
          <text:p text:style-name="P26"><text:span text:style-name="T17">Série 4</text:span></text:p>
        </draw:text-box>
      </draw:frame>
      <text:section text:style-name="Sect1" text:name="Section1">
        <text:list xml:id="list2600369574" text:style-name="_5f_Numérotation_20_des_20_exercices_20_livrets">
          <text:list-item>
            <text:h text:style-name="P19" text:outline-level="1"><text:soft-page-break/>Complète le tableau :</text:h>
          </text:list-item>
        </text:list>
        <table:table table:name="Table4" table:style-name="Table4">
          <table:table-column table:style-name="Table4.A" table:number-columns-repeated="7"/>
          <table:table-row table:style-name="Table4.1">
            <table:table-cell table:style-name="Table4.A1" office:value-type="string">
              <text:p text:style-name="P9">…..</text:p>
            </table:table-cell>
            <table:table-cell table:style-name="Table4.A1" office:value-type="string">
              <text:p text:style-name="P9">…..</text:p>
            </table:table-cell>
            <table:table-cell table:style-name="Table4.A1" office:value-type="string">
              <text:p text:style-name="P9">…..</text:p>
            </table:table-cell>
            <table:table-cell table:style-name="Table4.D1" office:value-type="string">
              <text:p text:style-name="P10">m</text:p>
            </table:table-cell>
            <table:table-cell table:style-name="Table4.A1" office:value-type="string">
              <text:p text:style-name="P9">…..</text:p>
            </table:table-cell>
            <table:table-cell table:style-name="Table4.A1" office:value-type="string">
              <text:p text:style-name="P9">…..</text:p>
            </table:table-cell>
            <table:table-cell table:style-name="Table4.G1" office:value-type="string">
              <text:p text:style-name="P9">…..</text:p>
            </table:table-cell>
          </table:table-row>
        </table:table>
        <text:list xml:id="list161942428920496" text:continue-numbering="true" text:style-name="_5f_Numérotation_20_des_20_exercices_20_livrets">
          <text:list-item>
            <text:h text:style-name="P20" text:outline-level="1">Complète :</text:h>
            <text:list>
              <text:list-item>
                <text:p text:style-name="P17">1 km = <text:span text:style-name="_5f_pointillés_20_gris">……………… </text:span>m.</text:p>
              </text:list-item>
              <text:list-item>
                <text:p text:style-name="P17">1 cm = <text:span text:style-name="_5f_pointillés_20_gris">………………</text:span><text:span text:style-name="_5f_pointillés_20_gris"><text:span text:style-name="T3"> m</text:span></text:span>m </text:p>
              </text:list-item>
              <text:list-item>
                <text:p text:style-name="P17"><text:s/>1 m = <text:span text:style-name="_5f_pointillés_20_gris">……………… </text:span><text:span text:style-name="_5f_pointillés_20_gris"><text:span text:style-name="T3">c</text:span></text:span>m</text:p>
              </text:list-item>
              <text:list-item>
                <text:p text:style-name="P17">1 dam <text:s/>= <text:span text:style-name="_5f_pointillés_20_gris">……………… </text:span>m</text:p>
              </text:list-item>
            </text:list>
          </text:list-item>
          <text:list-item>
            <text:h text:style-name="P21" text:outline-level="1">Complète :</text:h>
          </text:list-item>
        </text:list>
        <text:section text:style-name="Sect2" text:name="Section2">
          <text:list xml:id="list161943291883262" text:continue-numbering="true" text:style-name="_5f_Numérotation_20_des_20_exercices_20_livrets">
            <text:list-item>
              <text:list>
                <text:list-item>
                  <text:p text:style-name="_5f_Paragraphe_20_énoncé_20_après_20_numéro_20_question"><text:span text:style-name="T4">3 km = </text:span><text:span text:style-name="_5f_pointillés_20_gris">…………… </text:span><text:span text:style-name="T4">m</text:span><text:span text:style-name="T8"> </text:span></text:p>
                </text:list-item>
                <text:list-item>
                  <text:p text:style-name="_5f_Paragraphe_20_énoncé_20_après_20_numéro_20_question"><text:span text:style-name="T4">5 mm = </text:span><text:span text:style-name="_5f_pointillés_20_gris">…………… </text:span><text:span text:style-name="T4">m</text:span></text:p>
                </text:list-item>
                <text:list-item>
                  <text:p text:style-name="_5f_Paragraphe_20_énoncé_20_après_20_numéro_20_question"><text:span text:style-name="T4">2 cm = </text:span><text:span text:style-name="T10">…………… </text:span><text:span text:style-name="T4">m</text:span></text:p>
                </text:list-item>
                <text:list-item>
                  <text:p text:style-name="_5f_Paragraphe_20_énoncé_20_après_20_numéro_20_question"><text:span text:style-name="T4">3 m = </text:span><text:span text:style-name="T10">…………… </text:span><text:span text:style-name="T4">km</text:span></text:p>
                </text:list-item>
                <text:list-item>
                  <text:p text:style-name="_5f_Paragraphe_20_énoncé_20_après_20_numéro_20_question"><text:span text:style-name="T4">7 m = </text:span><text:span text:style-name="T10">…………… </text:span><text:span text:style-name="T4">cm</text:span></text:p>
                </text:list-item>
                <text:list-item>
                  <text:p text:style-name="_5f_Paragraphe_20_énoncé_20_après_20_numéro_20_question"><text:span text:style-name="T3">5 cm = </text:span><text:span text:style-name="T9">…………… </text:span><text:span text:style-name="T3">dm</text:span></text:p>
                </text:list-item>
              </text:list>
            </text:list-item>
          </text:list>
        </text:section>
        <text:list xml:id="list161942563369496" text:continue-numbering="true" text:style-name="_5f_Numérotation_20_des_20_exercices_20_livrets">
          <text:list-item>
            <text:h text:style-name="_5f_Titre_20_d_27_exercices_20_livret_20_sans_20_titre_20_avec_20_num_20_exo" text:outline-level="1"><text:s/><text:span text:style-name="T8">Complète :</text:span></text:h>
            <text:list>
              <text:list-item>
                <text:p text:style-name="_5f_Paragraphe_20_énoncé_20_après_20_numéro_20_question"><text:span text:style-name="T4">3,</text:span><text:span text:style-name="T5">25</text:span><text:span text:style-name="T4"> km = </text:span>…………… <text:span text:style-name="T4">m</text:span></text:p>
              </text:list-item>
              <text:list-item>
                <text:p text:style-name="_5f_Paragraphe_20_énoncé_20_après_20_numéro_20_question"><text:span text:style-name="T12">……………</text:span><text:span text:style-name="T4"> </text:span><text:span text:style-name="T5">cm = 56,1 m</text:span></text:p>
              </text:list-item>
              <text:list-item>
                <text:p text:style-name="_5f_Paragraphe_20_énoncé_20_après_20_numéro_20_question"><text:span text:style-name="T5">2,</text:span><text:span text:style-name="T3">8 mm = </text:span><text:span text:style-name="T11">……………</text:span><text:span text:style-name="T3"> m</text:span></text:p>
              </text:list-item>
              <text:list-item>
                <text:p text:style-name="_5f_Paragraphe_20_énoncé_20_après_20_numéro_20_question"><text:span text:style-name="T3">0,035 km = </text:span><text:span text:style-name="T11">……………</text:span><text:span text:style-name="T3"> cm</text:span></text:p>
              </text:list-item>
              <text:list-item>
                <text:p text:style-name="_5f_Paragraphe_20_énoncé_20_après_20_numéro_20_question"><text:span text:style-name="T3">4,7 m = </text:span><text:span text:style-name="T13">……………</text:span><text:span text:style-name="T6"> cm</text:span></text:p>
              </text:list-item>
              <text:list-item>
                <text:p text:style-name="_5f_Paragraphe_20_énoncé_20_après_20_numéro_20_question"><text:span text:style-name="T11">…………….……</text:span><text:span text:style-name="T3"> cm </text:span><text:span text:style-name="T7">= 47 km</text:span></text:p>
              </text:list-item>
            </text:list>
          </text:list-item>
          <text:list-item>
            <text:h text:style-name="P22" text:outline-level="1"><text:s/><text:span text:style-name="T2">Je suis un rectangle ABCD.</text:span></text:h>
          </text:list-item>
        </text:list>
        <text:p text:style-name="P3"><text:span text:style-name="T14">[</text:span><text:span text:style-name="T2">AB</text:span><text:span text:style-name="T14">]</text:span><text:span text:style-name="T2"> mesure 36 mm et </text:span><text:span text:style-name="T14">[</text:span><text:span text:style-name="T2">BC</text:span><text:span text:style-name="T14">]</text:span><text:span text:style-name="T2"> mesure 4 cm.</text:span></text:p>
        <text:list xml:id="list161943602265865" text:continue-numbering="true" text:style-name="_5f_Numérotation_20_des_20_exercices_20_livrets">
          <text:list-item>
            <text:list>
              <text:list-item>
                <text:p text:style-name="P18">Faire un dessin à main levée.</text:p>
              </text:list-item>
            </text:list>
          </text:list-item>
        </text:list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list xml:id="list161943460166366" text:continue-numbering="true" text:style-name="_5f_Numérotation_20_des_20_exercices_20_livrets">
          <text:list-item>
            <text:list>
              <text:list-item>
                <text:p text:style-name="P18">Quel est son périmètre ?</text:p>
              </text:list-item>
            </text:list>
          </text:list-item>
        </text:list>
        <text:p text:style-name="P11">…………………………………………………………………</text:p>
        <text:p text:style-name="P11">…………………………………………………………………</text:p>
        <text:list xml:id="list161944118624972" text:continue-numbering="true" text:style-name="_5f_Numérotation_20_des_20_exercices_20_livrets">
          <text:list-item>
            <text:h text:style-name="P23" text:outline-level="1"><text:s/><text:span text:style-name="T2">Je suis un triangle ABC isocèle en A.</text:span></text:h>
          </text:list-item>
        </text:list>
        <text:p text:style-name="P4"><text:span text:style-name="T14">[</text:span>AB<text:span text:style-name="T14">]</text:span> mesure 4,3 cm et <text:span text:style-name="T14">[</text:span>BC<text:span text:style-name="T14">]</text:span> mesure 0,02 m. </text:p>
        <text:list xml:id="list161943558608463" text:continue-numbering="true" text:style-name="_5f_Numérotation_20_des_20_exercices_20_livrets">
          <text:list-item>
            <text:list>
              <text:list-item>
                <text:p text:style-name="P18">Faire un dessin à main levée.</text:p>
              </text:list-item>
            </text:list>
          </text:list-item>
        </text:list>
        <text:p text:style-name="P12"/>
        <text:p text:style-name="P12"/>
        <text:p text:style-name="P12"/>
        <text:p text:style-name="P12"/>
        <text:list xml:id="list161942816943669" text:continue-numbering="true" text:style-name="_5f_Numérotation_20_des_20_exercices_20_livrets">
          <text:list-item>
            <text:list>
              <text:list-item>
                <text:p text:style-name="_5f_Paragraphe_20_énoncé_20_après_20_numéro_20_question">Combien mesure mon périmètre ?</text:p>
              </text:list-item>
            </text:list>
          </text:list-item>
        </text:list>
        <text:p text:style-name="P11">…………………………………………………………………</text:p>
        <text:p text:style-name="P11">…………………………………………………………………</text:p>
        <text:p text:style-name="P11">…………………………………………………………………</text:p>
        <text:list xml:id="list161944035197805" text:continue-numbering="true" text:style-name="_5f_Numérotation_20_des_20_exercices_20_livrets">
          <text:list-header>
            <text:h text:style-name="P24" text:outline-level="1"/>
          </text:list-header>
        </text:list>
        <text:p text:style-name="P6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………………………………………………………………...</text:p>
        <text:p text:style-name="P8">…………………………………………………………………</text:p>
        <text:p text:style-name="P8">…………………………………………………………………</text:p>
        <text:p text:style-name="P8">…………………………………………………………………</text:p>
        <text:p text:style-name="P7"><text:span text:style-name="_5f_pointillés_20_gris">………………………………………………………………...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_20_6694" draw:display-name="Dash 6694" draw:style="rect" draw:dots1="1" draw:dots1-length="0.001cm" draw:dots2="1" draw:dots2-length="0.001cm" draw:distance="0.00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approfondir" style:display-name="_Titre d'approfondir" style:family="paragraph" style:parent-style-name="Standard" style:next-style-name="_5f_Paragraphe_20_d_27_approfondi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93117d" loext:opacity="100%" style:font-name="Bitstream Vera Sans2" fo:font-family="'Bitstream Vera Sans'" style:font-style-name="Gras" style:font-family-generic="swiss" style:font-pitch="variable" fo:font-size="9pt" fo:font-style="italic" fo:font-weight="normal"/>
    </style:style>
    <style:style style:name="_5f_Paragraphe_20_d_27_approfondir" style:display-name="_Paragraphe d'approfondir" style:family="paragraph" style:parent-style-name="_5f_Titre_20_d_27_approfondi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traine-toi" style:family="text">
      <style:text-properties fo:color="#808080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/>
    </style:style>
    <style:style style:name="Enonce_5f_Niv2" style:display-name="Enonce_Niv2" style:family="text">
      <style:text-properties fo:color="#0066ff" loext:opacity="100%" style:font-name="Bitstream Vera Sans2" fo:font-family="'Bitstream Vera Sans'" style:font-style-name="Gras" style:font-family-generic="swiss" style:font-pitch="variable" fo:font-size="9pt" fo:font-weight="bold" officeooo:rsid="0019262b" fo:background-color="transparent" style:font-size-asian="10.5pt" loext:padding-left="0.079cm" loext:padding-right="0.101cm" loext:padding-top="0cm" loext:padding-bottom="0cm" loext:border="none" loext:shadow="none"/>
    </style:style>
    <style:style style:name="_5f_Numéros_20_second_20_de_20_s_27_entraîner" style:display-name="_Numéros second de s'entraîner" style:family="text">
      <style:text-properties fo:color="#000000" loext:opacity="100%" fo:font-size="9pt" fo:text-shadow="none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2b2b2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2" style:display-name="- Numeros de s'entrainer et approfondir - niv 2" style:family="text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_27_approfondir" style:display-name="-Numéros d'approfondir" style:family="text">
      <style:text-properties fo:color="#ffffff" loext:opacity="100%" style:font-name="Bitstream Vera Sans4" fo:font-family="'Bitstream Vera Sans'" style:font-style-name="Roman" style:font-family-generic="swiss" style:font-pitch="variable" fo:font-size="10pt" fo:font-style="normal" fo:text-shadow="none" fo:font-weight="bold" fo:background-color="#93117d"/>
    </style:style>
    <style:style style:name="_5f_Numéros_20_second_20_d_27_approfondir" style:display-name="_Numéros second d'approfondir" style:family="text" style:parent-style-name="_2d_Numéros_20_d_27_approfondir">
      <style:text-properties fo:color="#000000" loext:opacity="100%" fo:font-size="9pt" fo:text-shadow="none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Enonce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text:style-name="Enonce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_5f_Numéros_20_exercices_20_livret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 %1% 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_27_approfondir" style:display-name="_Numérotation d'approfondir">
      <text:list-level-style-number text:level="1" text:style-name="_2d_Numéros_20_d_27_approfondir" loext:num-list-format=" %1% " style:num-prefix=" " style:num-suffix=" " style:num-format="1" text:start-value="45">
        <style:list-level-properties text:min-label-distance="0.25cm" fo:text-align="center"/>
      </text:list-level-style-number>
      <text:list-level-style-number text:level="2" text:style-name="_5f_Numéros_20_second_20_d_27_approfondi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paragraph-properties fo:text-align="start" style:justify-single-word="false"/>
      <style:text-properties officeooo:paragraph-rsid="01772827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177282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772827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19.5cm" fo:page-height="27cm" style:num-format="1" style:print-orientation="portrait" fo:margin-top="0.801cm" fo:margin-bottom="0.8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09cm" style:color="#004586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blanche" style:page-layout-name="Mpm10" draw:style-name="Mdp2" style:next-style-name="Left_20_Page"/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4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5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6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1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2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3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6"><text:span text:style-name="MT2"><text:s text:c="15"/>Périmètre et unité</text:span> </text:p>
      </style:header>
      <style:footer>
        <text:h text:style-name="MP7" text:outline-level="1"><text:s text:c="2"/>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8"><text:span text:style-name="MT2"><text:s text:c="14"/>Périmètres</text:span> : <text:span text:style-name="MT2">Périmètre et unité</text:span> </text:p>
      </style:header>
      <style:footer>
        <text:h text:style-name="MP9" text:outline-level="1"><text:span text:style-name="MT2">Périmètres </text:span>: <text:span text:style-name="MT2">Périmètre et unité</text:span> </text:h>
      </style:footer>
      <style:footer-left>
        <text:p text:style-name="MP10">Série 2 :<text:tab/> <text:s text:c="87"/>Chapitre G? : ...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T8H38M56S</meta:editing-duration>
    <meta:editing-cycles>107</meta:editing-cycles>
    <meta:generator>LibreOffice/7.4.3.2$Windows_X86_64 LibreOffice_project/1048a8393ae2eeec98dff31b5c133c5f1d08b890</meta:generator>
    <dc:date>2024-11-12T16:19:41.788000000</dc:date>
    <meta:document-statistic meta:table-count="1" meta:image-count="0" meta:object-count="0" meta:page-count="2" meta:paragraph-count="54" meta:word-count="210" meta:character-count="1144" meta:non-whitespace-character-count="856"/>
    <meta:template xlink:type="simple" xlink:actuate="onRequest" xlink:title="cahier_M" xlink:href="../cahier_M.ott" meta:date="2020-12-21T12:40:50.778118149"/>
  </office:meta>
</office:document-meta>
</file>